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weight="bold" style:font-weight-asian="bold" style:font-weight-complex="bold"/>
    </style:style>
    <style:style style:name="P5" style:family="paragraph" style:parent-style-name="Standard">
      <style:text-properties style:font-name="Verdana" fo:font-weight="normal" style:font-weight-asian="normal" style:font-weight-complex="normal"/>
    </style:style>
    <style:style style:name="P6" style:family="paragraph" style:parent-style-name="Standard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8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9" style:family="paragraph" style:parent-style-name="Standard">
      <style:text-properties fo:color="#000000" style:font-name="Menlo-Regular" fo:font-size="11pt" style:text-underline-style="none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Verdana"/>
    </style:style>
    <style:style style:name="T6" style:family="text">
      <style:text-properties style:font-name="Verdana" fo:font-size="11pt" style:font-size-asian="11pt" style:font-size-complex="11pt"/>
    </style:style>
    <style:style style:name="T7" style:family="text">
      <style:text-properties style:font-name="Verdana" fo:font-size="14pt" style:font-size-asian="14pt" style:font-size-complex="14pt"/>
    </style:style>
    <style:style style:name="T8" style:family="text">
      <style:text-properties style:font-name="Verdana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#Prototypes.h</text:p>
      <text:p text:style-name="P1"/>
      <text:p text:style-name="P1">struct Node;</text:p>
      <text:p text:style-name="P1">struct Student;</text:p>
      <text:p text:style-name="P1"/>
      <text:p text:style-name="P1">typedef struct Node Node;</text:p>
      <text:p text:style-name="P1">typedef struct Student Student;</text:p>
      <text:p text:style-name="P1"/>
      <text:p text:style-name="P1">//Doubly Linked List functions</text:p>
      <text:p text:style-name="P1">Node* createEmptyList();</text:p>
      <text:p text:style-name="P1">void addFirst(Node*,Node*,const Student S);</text:p>
      <text:p text:style-name="P1">void addLast(Node*,Node*,const Student S);</text:p>
      <text:p text:style-name="P1">Node* findRecord(Node*,Node*,char * const);</text:p>
      <text:p text:style-name="P1">void addName(Node*,const Student S);</text:p>
      <text:p text:style-name="P1">void putList(Node*,Node*);</text:p>
      <text:p text:style-name="P1">Node* sortList(Node*,Node*,Node**);</text:p>
      <text:p text:style-name="P1">void deleteRecord(Node*);</text:p>
      <text:p text:style-name="P1"/>
      <text:p text:style-name="P1"/>
      <text:p text:style-name="P1">//Student Functions</text:p>
      <text:p text:style-name="P1">Student getStudent();</text:p>
      <text:p text:style-name="P1">void putStudent(const Student);</text:p>
      <text:p text:style-name="P1"/>
      <text:p text:style-name="P4">#Definitions.h</text:p>
      <text:p text:style-name="P4"/>
      <text:p text:style-name="P5">struct Student{</text:p>
      <text:p text:style-name="P5"><text:tab/>int regno;</text:p>
      <text:p text:style-name="P5"><text:tab/>char name[30];</text:p>
      <text:p text:style-name="P5"><text:tab/>int marks[3];</text:p>
      <text:p text:style-name="P5">};</text:p>
      <text:p text:style-name="P5"/>
      <text:p text:style-name="P5"/>
      <text:p text:style-name="P5">struct Node{</text:p>
      <text:p text:style-name="P5"><text:tab/>Student s;</text:p>
      <text:p text:style-name="P5"><text:tab/>struct Node * next;</text:p>
      <text:p text:style-name="P5"><text:tab/>struct Node * prev;</text:p>
      <text:p text:style-name="P5">};</text:p>
      <text:p text:style-name="P5"/>
      <text:p text:style-name="P5"/>
      <text:p text:style-name="P5">Student getStudent(){</text:p>
      <text:p text:style-name="P5"><text:tab/>Student s;</text:p>
      <text:p text:style-name="P5"><text:tab/>printf("Enter the regno <text:s text:c="2"/>: ");</text:p>
      <text:p text:style-name="P5"><text:tab/>scanf("%d",&amp;s.regno);</text:p>
      <text:p text:style-name="P5"><text:tab/>getchar();</text:p>
      <text:p text:style-name="P5"><text:tab/>printf("Enter the name <text:s text:c="3"/>: ");</text:p>
      <text:p text:style-name="P5"><text:tab/>scanf("%[^\n]",s.name);</text:p>
      <text:p text:style-name="P5"><text:tab/>printf("Enter the marks[3]: ");</text:p>
      <text:p text:style-name="P5"><text:tab/>for(int i = 0 ; i &lt; 3 ; i++)</text:p>
      <text:p text:style-name="P5"><text:soft-page-break/><text:tab/><text:tab/>scanf("%d",&amp;s.marks[i]);</text:p>
      <text:p text:style-name="P5"><text:tab/>getchar();</text:p>
      <text:p text:style-name="P5"><text:tab/>return s;</text:p>
      <text:p text:style-name="P5">}</text:p>
      <text:p text:style-name="P5"/>
      <text:p text:style-name="P5">void putStudent(const Student s){</text:p>
      <text:p text:style-name="P5"><text:tab/>printf("Regno <text:s text:c="4"/>: %d\n",s.regno);</text:p>
      <text:p text:style-name="P5"><text:tab/>printf("Name <text:s text:c="5"/>: %s\n",s.name);</text:p>
      <text:p text:style-name="P5"><text:tab/>printf("Marks <text:s text:c="4"/>: ");</text:p>
      <text:p text:style-name="P5"><text:tab/>for(int i = 0 ; i &lt; 3 ; i++)</text:p>
      <text:p text:style-name="P5"><text:tab/><text:tab/>printf("%-3d ",s.marks[i]);</text:p>
      <text:p text:style-name="P5"><text:tab/>printf("\n");</text:p>
      <text:p text:style-name="P5">}</text:p>
      <text:p text:style-name="P5"/>
      <text:p text:style-name="P5">int isEmpty(Node * head,Node * tail){</text:p>
      <text:p text:style-name="P5"><text:tab/>return head -&gt; next == tail;</text:p>
      <text:p text:style-name="P5">}</text:p>
      <text:p text:style-name="P5"/>
      <text:p text:style-name="P5">Node* <text:s/>createEmptyList(){</text:p>
      <text:p text:style-name="P5"><text:tab/>Node * head = (Node*)malloc(sizeof(Node)),</text:p>
      <text:p text:style-name="P5"><text:tab/><text:tab/> * tail = (Node*)malloc(sizeof(Node));</text:p>
      <text:p text:style-name="P5"/>
      <text:p text:style-name="P5"><text:tab/>head -&gt; prev = 0;</text:p>
      <text:p text:style-name="P5"><text:tab/>head -&gt; next = tail;</text:p>
      <text:p text:style-name="P5"><text:tab/>tail -&gt; prev = head;</text:p>
      <text:p text:style-name="P5"><text:tab/>tail -&gt; next = 0;</text:p>
      <text:p text:style-name="P5"><text:tab/>return head;</text:p>
      <text:p text:style-name="P5">}</text:p>
      <text:p text:style-name="P5"/>
      <text:p text:style-name="P5"/>
      <text:p text:style-name="P5">void addFirst(Node * head,Node * tail,const Student S){</text:p>
      <text:p text:style-name="P5"><text:tab/>Node * temp = (Node*)malloc(sizeof(Node));</text:p>
      <text:p text:style-name="P5"><text:tab/>temp -&gt; s = S;</text:p>
      <text:p text:style-name="P5"><text:tab/>temp -&gt; next = head -&gt;next;</text:p>
      <text:p text:style-name="P5"><text:tab/>temp -&gt; prev = head;</text:p>
      <text:p text:style-name="P5"><text:tab/>head -&gt; next -&gt; prev = temp;</text:p>
      <text:p text:style-name="P5"><text:tab/>head -&gt; next <text:s/>= temp;</text:p>
      <text:p text:style-name="P5">}</text:p>
      <text:p text:style-name="P5"/>
      <text:p text:style-name="P5">void addLast(Node * head , Node * tail,const Student S){</text:p>
      <text:p text:style-name="P5"><text:tab/>Node * temp = (Node*)malloc(sizeof(Node));</text:p>
      <text:p text:style-name="P5"><text:tab/>temp -&gt; s = S;</text:p>
      <text:p text:style-name="P5"><text:tab/>temp -&gt; next = tail;</text:p>
      <text:p text:style-name="P5"><text:tab/>temp -&gt; prev = tail -&gt; prev;</text:p>
      <text:p text:style-name="P5"><text:tab/>tail -&gt; prev -&gt; next = temp;</text:p>
      <text:p text:style-name="P5"><text:tab/>tail -&gt; prev = temp;</text:p>
      <text:p text:style-name="P5">}</text:p>
      <text:p text:style-name="P5"/>
      <text:p text:style-name="P5">Node* findRecord(Node * head,Node * tail,char * const str){</text:p>
      <text:p text:style-name="P5"><text:soft-page-break/><text:tab/>if(isEmpty(head,tail))</text:p>
      <text:p text:style-name="P5"><text:tab/><text:tab/>return 0;</text:p>
      <text:p text:style-name="P5"/>
      <text:p text:style-name="P5"><text:tab/>Node * temp = head -&gt; next;</text:p>
      <text:p text:style-name="P5"><text:tab/>while(temp != tail){</text:p>
      <text:p text:style-name="P5"><text:tab/><text:tab/>if( strcmp(temp-&gt;s.name,str) == 0 )</text:p>
      <text:p text:style-name="P5"><text:tab/><text:tab/><text:tab/>return temp;</text:p>
      <text:p text:style-name="P5"><text:tab/><text:tab/>temp = temp -&gt; next;</text:p>
      <text:p text:style-name="P5"><text:tab/>}</text:p>
      <text:p text:style-name="P5"><text:tab/>return 0;</text:p>
      <text:p text:style-name="P5"/>
      <text:p text:style-name="P5">}</text:p>
      <text:p text:style-name="P5"/>
      <text:p text:style-name="P5">void addName(Node * pos,const Student S){</text:p>
      <text:p text:style-name="P5"><text:tab/>Node * temp = (Node*)malloc(sizeof(Node));</text:p>
      <text:p text:style-name="P5"><text:tab/>temp -&gt; s = S;</text:p>
      <text:p text:style-name="P5"><text:tab/>temp -&gt; prev = pos;</text:p>
      <text:p text:style-name="P5"><text:tab/>temp -&gt; next = pos -&gt; next;</text:p>
      <text:p text:style-name="P5"><text:tab/>pos -&gt; next -&gt; prev = temp;</text:p>
      <text:p text:style-name="P5"><text:tab/>pos -&gt; next = temp;</text:p>
      <text:p text:style-name="P5">}</text:p>
      <text:p text:style-name="P5"/>
      <text:p text:style-name="P5">void putList(Node * head,Node * tail){</text:p>
      <text:p text:style-name="P5"><text:tab/>if(isEmpty(head,tail)){</text:p>
      <text:p text:style-name="P5"><text:tab/><text:tab/>printf("Empty List!\n");</text:p>
      <text:p text:style-name="P5"><text:tab/><text:tab/>return;</text:p>
      <text:p text:style-name="P5"><text:tab/>}</text:p>
      <text:p text:style-name="P5"/>
      <text:p text:style-name="P5"><text:tab/>Node * temp = head -&gt; next;</text:p>
      <text:p text:style-name="P5"><text:tab/>while(temp -&gt; next){</text:p>
      <text:p text:style-name="P5"><text:tab/><text:tab/>putStudent(temp -&gt; s);</text:p>
      <text:p text:style-name="P5"><text:tab/><text:tab/>temp = temp -&gt; next;</text:p>
      <text:p text:style-name="P5"><text:tab/>}</text:p>
      <text:p text:style-name="P5">}</text:p>
      <text:p text:style-name="P5"/>
      <text:p text:style-name="P5">Node * sortList(Node * head,Node * tail,Node ** tail_result){</text:p>
      <text:p text:style-name="P5"><text:tab/>Node * h = createEmptyList(),</text:p>
      <text:p text:style-name="P5"><text:tab/><text:tab/> * t = h -&gt; next,</text:p>
      <text:p text:style-name="P5"><text:tab/><text:tab/> * p1 = head -&gt; next,</text:p>
      <text:p text:style-name="P5"><text:tab/><text:tab/> * p2 = head -&gt; next,</text:p>
      <text:p text:style-name="P5"><text:tab/><text:tab/> * min = 0;</text:p>
      <text:p text:style-name="P5"/>
      <text:p text:style-name="P5"><text:tab/>while(p1 != tail){</text:p>
      <text:p text:style-name="P5"><text:tab/><text:tab/>p2 = p1 -&gt; next;</text:p>
      <text:p text:style-name="P5"><text:tab/><text:tab/>min = p1;</text:p>
      <text:p text:style-name="P5"><text:tab/><text:tab/>while(p2 != tail){</text:p>
      <text:p text:style-name="P5"><text:tab/><text:tab/><text:tab/>if(strcmp(p2-&gt;s.name,min-&gt;s.name) &gt; 0)</text:p>
      <text:p text:style-name="P5"><text:tab/><text:tab/><text:tab/><text:tab/>min = p2;</text:p>
      <text:p text:style-name="P5"><text:tab/><text:tab/><text:tab/>p2 = p2 -&gt; next;</text:p>
      <text:p text:style-name="P5"><text:soft-page-break/><text:tab/><text:tab/>}</text:p>
      <text:p text:style-name="P5"><text:tab/><text:tab/>addFirst(h,t,min-&gt;s);</text:p>
      <text:p text:style-name="P5"><text:tab/><text:tab/>deleteRecord(min);</text:p>
      <text:p text:style-name="P5"><text:tab/><text:tab/>p1 = head -&gt; next;</text:p>
      <text:p text:style-name="P5"><text:tab/>}</text:p>
      <text:p text:style-name="P5"><text:tab/>*tail_result = t;</text:p>
      <text:p text:style-name="P5"><text:tab/>return h;</text:p>
      <text:p text:style-name="P5">}</text:p>
      <text:p text:style-name="P5"/>
      <text:p text:style-name="P5">void deleteRecord(Node * pos){</text:p>
      <text:p text:style-name="P5"><text:tab/>if(!pos){</text:p>
      <text:p text:style-name="P5"><text:tab/><text:tab/>printf("No Record Found!\n");</text:p>
      <text:p text:style-name="P5"><text:tab/><text:tab/>return;</text:p>
      <text:p text:style-name="P5"><text:tab/>}</text:p>
      <text:p text:style-name="P5"><text:tab/>pos -&gt; prev -&gt; next = pos -&gt; next;</text:p>
      <text:p text:style-name="P5"><text:tab/>pos -&gt; next -&gt; prev = pos -&gt; prev;</text:p>
      <text:p text:style-name="P5">}</text:p>
      <text:p text:style-name="P5"/>
      <text:p text:style-name="P2"/>
      <text:p text:style-name="P2">#main.c</text:p>
      <text:p text:style-name="P6"/>
      <text:p text:style-name="P6">#include &lt;stdio.h&gt;</text:p>
      <text:p text:style-name="P6">#include &lt;string.h&gt;</text:p>
      <text:p text:style-name="P6">#include &lt;stdlib.h&gt;</text:p>
      <text:p text:style-name="P6"/>
      <text:p text:style-name="P6">#include "Prototypes.h"</text:p>
      <text:p text:style-name="P6">#include "Definitions.h"</text:p>
      <text:p text:style-name="P6"/>
      <text:p text:style-name="P6">int main(){</text:p>
      <text:p text:style-name="P6"><text:tab/>Node * head = createEmptyList(),</text:p>
      <text:p text:style-name="P6"><text:tab/><text:tab/> * tail = head -&gt; next;</text:p>
      <text:p text:style-name="P6"/>
      <text:p text:style-name="P6"><text:tab/>int opt = 0;</text:p>
      <text:p text:style-name="P6"><text:tab/>char name[30];</text:p>
      <text:p text:style-name="P6"/>
      <text:p text:style-name="P6"/>
      <text:p text:style-name="P6"><text:tab/>while(opt != 7){</text:p>
      <text:p text:style-name="P6"><text:tab/><text:tab/>system("clear");</text:p>
      <text:p text:style-name="P6"><text:tab/><text:tab/>printf("1 - Add First\n2 - Add last\n3 - Add after Record\n4 - <text:tab/><text:tab/><text:tab/>Display List\n");</text:p>
      <text:p text:style-name="P6"><text:tab/><text:tab/>printf("5 - Display in alphabetical order\n6 - Delete Record\n7 - <text:tab/><text:tab/>Stop\n");</text:p>
      <text:p text:style-name="P6"><text:tab/><text:tab/>printf("Enter your choice: ");</text:p>
      <text:p text:style-name="P6"><text:tab/><text:tab/>scanf("%d",&amp;opt);</text:p>
      <text:p text:style-name="P6"><text:tab/><text:tab/>getchar();</text:p>
      <text:p text:style-name="P6"/>
      <text:p text:style-name="P6"><text:tab/><text:tab/>switch(opt){</text:p>
      <text:p text:style-name="P6"><text:tab/><text:tab/><text:tab/>case 1: addFirst(head,tail,getStudent());<text:tab/>break;</text:p>
      <text:p text:style-name="P6"><text:tab/><text:tab/><text:tab/>case 2: addLast(head,tail,getStudent()); <text:s text:c="3"/>break;</text:p>
      <text:p text:style-name="P6"><text:soft-page-break/><text:tab/><text:tab/><text:tab/>case 3: printf("Enter the name to search: ");</text:p>
      <text:p text:style-name="P6"><text:tab/><text:tab/><text:tab/><text:tab/><text:tab/>scanf("%[^\n]",name);</text:p>
      <text:p text:style-name="P6"><text:tab/><text:tab/><text:tab/><text:tab/><text:tab/><text:tab/><text:tab/><text:tab/><text:tab/>addName(findRecord(head,tail,name),getStudent());</text:p>
      <text:p text:style-name="P6"><text:tab/><text:tab/><text:tab/><text:tab/><text:tab/>break;</text:p>
      <text:p text:style-name="P6"/>
      <text:p text:style-name="P6"><text:tab/><text:tab/><text:tab/>case 4: putList(head,tail);<text:tab/><text:tab/> <text:s text:c="4"/><text:tab/><text:tab/>break;</text:p>
      <text:p text:style-name="P6"><text:tab/><text:tab/><text:tab/>case 5: head = sortList(head,tail,&amp;tail); <text:s text:c="9"/></text:p>
      <text:p text:style-name="P6"><text:tab/><text:tab/><text:tab/><text:tab/><text:tab/>putList(head,tail);<text:tab/><text:tab/><text:tab/><text:tab/><text:tab/><text:tab/> <text:s text:c="28"/>break;</text:p>
      <text:p text:style-name="P6"><text:tab/><text:tab/><text:tab/>case 6: printf("Enter the name to search: ");</text:p>
      <text:p text:style-name="P6"><text:tab/><text:tab/><text:tab/><text:tab/><text:tab/>scanf("%[^\n]",name);</text:p>
      <text:p text:style-name="P6"><text:tab/><text:tab/><text:tab/><text:tab/><text:tab/>getchar();</text:p>
      <text:p text:style-name="P6"><text:tab/><text:tab/><text:tab/><text:tab/><text:tab/>deleteRecord(findRecord(head,tail,name));</text:p>
      <text:p text:style-name="P6"><text:tab/><text:tab/><text:tab/><text:tab/><text:tab/>break;</text:p>
      <text:p text:style-name="P6"><text:tab/><text:tab/><text:tab/>case 7: <text:tab/><text:tab/> <text:s text:c="14"/><text:tab/><text:tab/> <text:s text:c="5"/>break;</text:p>
      <text:p text:style-name="P6"><text:tab/><text:tab/><text:tab/>default: printf("Invalid input!\n"); <text:s text:c="7"/>break; </text:p>
      <text:p text:style-name="P6"><text:tab/><text:tab/>}</text:p>
      <text:p text:style-name="P6"><text:tab/><text:tab/>printf("Press any key to continue.......");</text:p>
      <text:p text:style-name="P6"><text:tab/><text:tab/>getchar();</text:p>
      <text:p text:style-name="P6"><text:tab/>}</text:p>
      <text:p text:style-name="P6"/>
      <text:p text:style-name="P6"><text:tab/>return 0;</text:p>
      <text:p text:style-name="P6">}</text:p>
      <text:p text:style-name="P5"/>
      <text:p text:style-name="P5"/>
      <text:p text:style-name="P3">OUTPUT:</text:p>
      <text:p text:style-name="P3"/>
      <text:p text:style-name="P9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1</text:p>
      <text:p text:style-name="P7">Enter the regno <text:s text:c="2"/>: 1 </text:p>
      <text:p text:style-name="P7">Enter the name <text:s text:c="3"/>: Mahesh</text:p>
      <text:p text:style-name="P7">Enter the marks[3]: 90 90 90</text:p>
      <text:p text:style-name="P7">Press any key to continue.......</text:p>
      <text:p text:style-name="P7"/>
      <text:p text:style-name="P7"/>
      <text:p text:style-name="P7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<text:soft-page-break/>Enter your choice: 2</text:p>
      <text:p text:style-name="P7">Enter the regno <text:s text:c="2"/>: 2</text:p>
      <text:p text:style-name="P7">Enter the name <text:s text:c="3"/>: Ajay</text:p>
      <text:p text:style-name="P7">Enter the marks[3]: 89 78 89</text:p>
      <text:p text:style-name="P7">Press any key to continue.......</text:p>
      <text:p text:style-name="P7"/>
      <text:p text:style-name="P7"/>
      <text:p text:style-name="P7"/>
      <text:p text:style-name="P7"/>
      <text:p text:style-name="P7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3</text:p>
      <text:p text:style-name="P7">Enter the name to search: Mahesh</text:p>
      <text:p text:style-name="P7">Enter the regno <text:s text:c="2"/>: 3</text:p>
      <text:p text:style-name="P7">Enter the name <text:s text:c="3"/>: Steve</text:p>
      <text:p text:style-name="P7">Enter the marks[3]: 100 100 100</text:p>
      <text:p text:style-name="P7">Press any key to continue.......</text:p>
      <text:p text:style-name="P7"/>
      <text:p text:style-name="P7"/>
      <text:p text:style-name="P7"/>
      <text:p text:style-name="P7"/>
      <text:p text:style-name="P7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4</text:p>
      <text:p text:style-name="P7">Regno <text:s text:c="4"/>: 1</text:p>
      <text:p text:style-name="P7">Name <text:s text:c="5"/>: Mahesh</text:p>
      <text:p text:style-name="P7">Marks <text:s text:c="4"/>: 90 <text:s/>90 <text:s/>90 <text:s/></text:p>
      <text:p text:style-name="P7">Regno <text:s text:c="4"/>: 3</text:p>
      <text:p text:style-name="P7">Name <text:s text:c="5"/>: Steve</text:p>
      <text:p text:style-name="P7">Marks <text:s text:c="4"/>: 100 100 100 </text:p>
      <text:p text:style-name="P7">Regno <text:s text:c="4"/>: 2</text:p>
      <text:p text:style-name="P7">Name <text:s text:c="5"/>: Ajay</text:p>
      <text:p text:style-name="P7">Marks <text:s text:c="4"/>: 89 <text:s/>78 <text:s/>89 <text:s/></text:p>
      <text:p text:style-name="P7">Press any key to continue.......</text:p>
      <text:p text:style-name="P7"/>
      <text:p text:style-name="P7"/>
      <text:p text:style-name="P7"/>
      <text:p text:style-name="P7"/>
      <text:p text:style-name="P7"/>
      <text:p text:style-name="P7"><text:soft-page-break/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5</text:p>
      <text:p text:style-name="P7">Regno <text:s text:c="4"/>: 2</text:p>
      <text:p text:style-name="P7">Name <text:s text:c="5"/>: Ajay</text:p>
      <text:p text:style-name="P7">Marks <text:s text:c="4"/>: 89 <text:s/>78 <text:s/>89 <text:s/></text:p>
      <text:p text:style-name="P7">Regno <text:s text:c="4"/>: 1</text:p>
      <text:p text:style-name="P7">Name <text:s text:c="5"/>: Mahesh</text:p>
      <text:p text:style-name="P7">Marks <text:s text:c="4"/>: 90 <text:s/>90 <text:s/>90 <text:s/></text:p>
      <text:p text:style-name="P7">Regno <text:s text:c="4"/>: 3</text:p>
      <text:p text:style-name="P7">Name <text:s text:c="5"/>: Steve</text:p>
      <text:p text:style-name="P7">Marks <text:s text:c="4"/>: 100 100 100 </text:p>
      <text:p text:style-name="P7">Press any key to continue.......</text:p>
      <text:p text:style-name="P7"/>
      <text:p text:style-name="P7"/>
      <text:p text:style-name="P7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6</text:p>
      <text:p text:style-name="P7">Enter the name to search: Mahesh</text:p>
      <text:p text:style-name="P7">Press any key to continue.......</text:p>
      <text:p text:style-name="P7"/>
      <text:p text:style-name="P7"/>
      <text:p text:style-name="P7"/>
      <text:p text:style-name="P7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6</text:p>
      <text:p text:style-name="P7">Enter the name to search: Ashwin</text:p>
      <text:p text:style-name="P7">No Record Found!</text:p>
      <text:p text:style-name="P7">Press any key to continue.......</text:p>
      <text:p text:style-name="P7"/>
      <text:p text:style-name="P7"/>
      <text:p text:style-name="P7"/>
      <text:p text:style-name="P7"/>
      <text:p text:style-name="P7"/>
      <text:p text:style-name="P7"><text:soft-page-break/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4</text:p>
      <text:p text:style-name="P7">Regno <text:s text:c="4"/>: 2</text:p>
      <text:p text:style-name="P7">Name <text:s text:c="5"/>: Ajay</text:p>
      <text:p text:style-name="P7">Marks <text:s text:c="4"/>: 89 <text:s/>78 <text:s/>89 <text:s/></text:p>
      <text:p text:style-name="P7">Regno <text:s text:c="4"/>: 3</text:p>
      <text:p text:style-name="P7">Name <text:s text:c="5"/>: Steve</text:p>
      <text:p text:style-name="P7">Marks <text:s text:c="4"/>: 100 100 100 </text:p>
      <text:p text:style-name="P7">Press any key to continue.......</text:p>
      <text:p text:style-name="P7"/>
      <text:p text:style-name="P7"/>
      <text:p text:style-name="P7">1 - Add First</text:p>
      <text:p text:style-name="P7">2 - Add last</text:p>
      <text:p text:style-name="P7">3 - Add after Record</text:p>
      <text:p text:style-name="P7">4 - Display List</text:p>
      <text:p text:style-name="P7">5 - Display in alphabetical order</text:p>
      <text:p text:style-name="P7">6 - Delete Record</text:p>
      <text:p text:style-name="P7">7 - Stop</text:p>
      <text:p text:style-name="P7">Enter your choice: 7</text:p>
      <text:p text:style-name="P7">Press any key to continue.......</text:p>
      <text:p text:style-name="P7"/>
      <text:p text:style-name="P7"><text:span text:style-name="T8">//End Of Program</text:span></text:p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9T11:35:49</meta:creation-date>
    <dc:date>2019-07-19T11:48:32</dc:date>
    <meta:editing-duration>PT12M45S</meta:editing-duration>
    <meta:editing-cycles>11</meta:editing-cycles>
    <meta:generator>OpenOffice/4.1.1$Unix OpenOffice.org_project/411m6$Build-9775</meta:generator>
    <meta:document-statistic meta:table-count="0" meta:image-count="0" meta:object-count="0" meta:page-count="8" meta:paragraph-count="297" meta:word-count="1121" meta:character-count="6488"/>
  </office:meta>
</office:document-meta>
</file>